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33" calcext:value-type="float">
            <text:p>1.233</text:p>
          </table:table-cell>
          <table:table-cell table:style-name="ce22" office:value-type="percentage" office:value="-0.0306" calcext:value-type="percentage">
            <text:p>-3.06%</text:p>
          </table:table-cell>
          <table:table-cell table:style-name="ce26" office:value-type="float" office:value="6.89" calcext:value-type="float">
            <text:p>6.89</text:p>
          </table:table-cell>
          <table:table-cell table:style-name="ce22" office:value-type="percentage" office:value="0.6716" calcext:value-type="percentage">
            <text:p>67.16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76" calcext:value-type="float" table:number-columns-spanned="4" table:number-rows-spanned="1">
            <text:p>1.27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89" calcext:value-type="percentage" table:number-columns-spanned="5" table:number-rows-spanned="1">
            <text:p>-2.89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19" calcext:value-type="percentage" table:number-columns-spanned="1" table:number-rows-spanned="5">
            <text:p>18.19%</text:p>
          </table:table-cell>
          <table:table-cell office:value-type="string" calcext:value-type="string">
            <text:p>民生银行</text:p>
          </table:table-cell>
          <table:table-cell office:value-type="percentage" office:value="0.0374" calcext:value-type="percentage">
            <text:p>3.7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8" calcext:value-type="float">
            <text:p>6.180</text:p>
          </table:table-cell>
          <table:table-cell office:value-type="percentage" office:value="-0.0329" calcext:value-type="percentage">
            <text:p>-3.29%</text:p>
          </table:table-cell>
          <table:table-cell table:formula="of:=IF([.E6]&gt;0;[.F6]/[.E6]-1.0014;([.F6]-[.E6]))" office:value-type="percentage" office:value="-0.127901766784452" calcext:value-type="percentage">
            <text:p>-12.7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6" calcext:value-type="float">
            <text:p>28.600</text:p>
          </table:table-cell>
          <table:table-cell office:value-type="percentage" office:value="-0.057" calcext:value-type="percentage">
            <text:p>-5.70%</text:p>
          </table:table-cell>
          <table:table-cell table:formula="of:=IF([.E7]&gt;0;[.F7]/[.E7]-1.0014;([.F7]-[.E7]))" office:value-type="percentage" office:value="0.0647696178937558" calcext:value-type="percentage">
            <text:p>6.48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6" calcext:value-type="float">
            <text:p>28.600</text:p>
          </table:table-cell>
          <table:table-cell office:value-type="percentage" office:value="-0.057" calcext:value-type="percentage">
            <text:p>-5.70%</text:p>
          </table:table-cell>
          <table:table-cell table:formula="of:=IF([.E8]&gt;0;[.F8]/[.E8]-1.0014;([.F8]-[.E8]))" office:value-type="percentage" office:value="0.0544180744240992" calcext:value-type="percentage">
            <text:p>5.4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3.41" calcext:value-type="float">
            <text:p>3.410</text:p>
          </table:table-cell>
          <table:table-cell office:value-type="float" office:value="3.5" calcext:value-type="float">
            <text:p>3.500</text:p>
          </table:table-cell>
          <table:table-cell office:value-type="percentage" office:value="-0.0196" calcext:value-type="percentage">
            <text:p>-1.96%</text:p>
          </table:table-cell>
          <table:table-cell table:style-name="ce56" table:formula="of:=IF([.E9]&gt;0;[.F9]/[.E9]-1.0014;([.F9]-[.E9]))" office:value-type="percentage" office:value="0.0249929618768328" calcext:value-type="percentage">
            <text:p>2.50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12" calcext:value-type="percentage">
            <text:p>6.12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55" calcext:value-type="float">
            <text:p>10.550</text:p>
          </table:table-cell>
          <table:table-cell office:value-type="percentage" office:value="-0.0487" calcext:value-type="percentage">
            <text:p>-4.87%</text:p>
          </table:table-cell>
          <table:table-cell table:formula="of:=IF([.E10]&gt;0;[.F10]/[.E10]-1.0014;([.F10]-[.E10]))" office:value-type="percentage" office:value="0.032001900284063" calcext:value-type="percentage">
            <text:p>3.2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86" calcext:value-type="percentage" table:number-columns-spanned="1" table:number-rows-spanned="5">
            <text:p>10.86%</text:p>
          </table:table-cell>
          <table:table-cell office:value-type="string" calcext:value-type="string">
            <text:p>中国平安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4.62" calcext:value-type="float">
            <text:p>64.620</text:p>
          </table:table-cell>
          <table:table-cell office:value-type="percentage" office:value="-0.0405" calcext:value-type="percentage">
            <text:p>-4.05%</text:p>
          </table:table-cell>
          <table:table-cell table:style-name="ce42" table:formula="of:=IF([.E11]&gt;0;[.F11]/[.E11]-1.0014;([.F11]-[.E11]))" office:value-type="percentage" office:value="0.0228835404514329" calcext:value-type="percentage">
            <text:p>2.29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34.5" calcext:value-type="float">
            <text:p>34.500</text:p>
          </table:table-cell>
          <table:table-cell office:value-type="float" office:value="36.75" calcext:value-type="float">
            <text:p>36.750</text:p>
          </table:table-cell>
          <table:table-cell office:value-type="percentage" office:value="-0.0696" calcext:value-type="percentage">
            <text:p>-6.96%</text:p>
          </table:table-cell>
          <table:table-cell table:style-name="ce43" table:formula="of:=IF([.E12]&gt;0;[.F12]/[.E12]-1.0014;([.F12]-[.E12]))" office:value-type="percentage" office:value="0.0638173913043478" calcext:value-type="percentage">
            <text:p>6.38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92" calcext:value-type="float">
            <text:p>16.920</text:p>
          </table:table-cell>
          <table:table-cell office:value-type="percentage" office:value="-0.0489" calcext:value-type="percentage">
            <text:p>-4.89%</text:p>
          </table:table-cell>
          <table:table-cell table:style-name="ce42" table:formula="of:=IF([.E13]&gt;0;[.F13]/[.E13]-1.0014;([.F13]-[.E13]))" office:value-type="percentage" office:value="0.000020454545454518" calcext:value-type="percentage">
            <text:p>0.00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92" calcext:value-type="float">
            <text:p>16.920</text:p>
          </table:table-cell>
          <table:table-cell office:value-type="percentage" office:value="-0.0489" calcext:value-type="percentage">
            <text:p>-4.89%</text:p>
          </table:table-cell>
          <table:table-cell table:style-name="ce42" table:formula="of:=IF([.E14]&gt;0;[.F14]/[.E14]-1.0014;([.F14]-[.E14]))" office:value-type="percentage" office:value="-0.0671095527332964" calcext:value-type="percentage">
            <text:p>-6.71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17.24" calcext:value-type="float">
            <text:p>17.240</text:p>
          </table:table-cell>
          <table:table-cell office:value-type="float" office:value="16.73" calcext:value-type="float">
            <text:p>16.730</text:p>
          </table:table-cell>
          <table:table-cell office:value-type="percentage" office:value="-0.0548" calcext:value-type="percentage">
            <text:p>-5.48%</text:p>
          </table:table-cell>
          <table:table-cell table:style-name="ce42" table:formula="of:=IF([.E15]&gt;0;[.F15]/[.E15]-1.0014;([.F15]-[.E15]))" office:value-type="percentage" office:value="-0.0309823665893271" calcext:value-type="percentage">
            <text:p>-3.10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06" calcext:value-type="percentage">
            <text:p>8.06%</text:p>
          </table:table-cell>
          <table:table-cell office:value-type="string" calcext:value-type="string">
            <text:p>融创中国</text:p>
          </table:table-cell>
          <table:table-cell office:value-type="percentage" office:value="0.0806" calcext:value-type="percentage">
            <text:p>8.06%</text:p>
          </table:table-cell>
          <table:table-cell office:value-type="float" office:value="27.05" calcext:value-type="float">
            <text:p>27.050</text:p>
          </table:table-cell>
          <table:table-cell office:value-type="float" office:value="21.65" calcext:value-type="float">
            <text:p>21.650</text:p>
          </table:table-cell>
          <table:table-cell office:value-type="percentage" office:value="-0.0979" calcext:value-type="percentage">
            <text:p>-9.79%</text:p>
          </table:table-cell>
          <table:table-cell table:style-name="ce45" table:formula="of:=IF([.E16]&gt;0;[.F16]/[.E16]-1.0014;([.F16]-[.E16]))" office:value-type="percentage" office:value="-0.201030314232902" calcext:value-type="percentage">
            <text:p>-20.10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84" calcext:value-type="percentage" table:number-columns-spanned="1" table:number-rows-spanned="2">
            <text:p>3.84%</text:p>
          </table:table-cell>
          <table:table-cell office:value-type="string" calcext:value-type="string">
            <text:p>北京君正DXN1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-0.0117" calcext:value-type="percentage">
            <text:p>-1.17%</text:p>
          </table:table-cell>
          <table:table-cell table:style-name="ce46" table:formula="of:=IF([.E17]&gt;0;[.F17]/[.E17]-1.0014;([.F17]-[.E17]))" office:value-type="percentage" office:value="22.49" calcext:value-type="percentage">
            <text:p>2249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52" calcext:value-type="float">
            <text:p>18.520</text:p>
          </table:table-cell>
          <table:table-cell office:value-type="percentage" office:value="-0.0117" calcext:value-type="percentage">
            <text:p>-1.17%</text:p>
          </table:table-cell>
          <table:table-cell table:style-name="ce47" table:formula="of:=IF([.E18]&gt;0;[.F18]/[.E18]-1.0014;([.F18]-[.E18]))" office:value-type="percentage" office:value="-0.180332434828871" calcext:value-type="percentage">
            <text:p>-18.0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3" calcext:value-type="percentage" table:number-columns-spanned="1" table:number-rows-spanned="2">
            <text:p>3.33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8.64" calcext:value-type="float">
            <text:p>38.640</text:p>
          </table:table-cell>
          <table:table-cell office:value-type="percentage" office:value="-0.0378" calcext:value-type="percentage">
            <text:p>-3.78%</text:p>
          </table:table-cell>
          <table:table-cell table:formula="of:=IF([.E19]&gt;0;[.F19]/[.E19]-1.0014;([.F19]-[.E19]))" office:value-type="percentage" office:value="-0.489469529273043" calcext:value-type="percentage">
            <text:p>-48.9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9.77" calcext:value-type="float">
            <text:p>39.770</text:p>
          </table:table-cell>
          <table:table-cell office:value-type="percentage" office:value="-0.0295" calcext:value-type="percentage">
            <text:p>-2.95%</text:p>
          </table:table-cell>
          <table:table-cell table:style-name="ce57" table:formula="of:=IF([.E20]&gt;0;[.F20]/[.E20]-1.0014;([.F20]-[.E20]))" office:value-type="percentage" office:value="-0.144509540636042" calcext:value-type="percentage">
            <text:p>-14.45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52" calcext:value-type="percentage">
            <text:p>1.52%</text:p>
          </table:table-cell>
          <table:table-cell office:value-type="string" calcext:value-type="string">
            <text:p>西宁特钢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2" calcext:value-type="float">
            <text:p>3.920</text:p>
          </table:table-cell>
          <table:table-cell office:value-type="percentage" office:value="-0.0175" calcext:value-type="percentage">
            <text:p>-1.75%</text:p>
          </table:table-cell>
          <table:table-cell table:style-name="ce50" table:formula="of:=IF([.E21]&gt;0;[.F21]/[.E21]-1.0014;([.F21]-[.E21]))" office:value-type="percentage" office:value="-0.322259320859321" calcext:value-type="percentage">
            <text:p>-32.23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68" calcext:value-type="percentage">
            <text:p>1.68%</text:p>
          </table:table-cell>
          <table:table-cell office:value-type="string" calcext:value-type="string">
            <text:p>潍柴动力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8.572" calcext:value-type="float">
            <text:p>8.572</text:p>
          </table:table-cell>
          <table:table-cell office:value-type="float" office:value="7.41" calcext:value-type="float">
            <text:p>7.410</text:p>
          </table:table-cell>
          <table:table-cell office:value-type="percentage" office:value="-0.0364" calcext:value-type="percentage">
            <text:p>-3.64%</text:p>
          </table:table-cell>
          <table:table-cell table:style-name="ce58" table:formula="of:=IF([.E22]&gt;0;[.F22]/[.E22]-1.0014;([.F22]-[.E22]))" office:value-type="percentage" office:value="-0.136957629491367" calcext:value-type="percentage">
            <text:p>-13.70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715" calcext:value-type="float">
            <text:p>10.715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098" calcext:value-type="percentage">
            <text:p>0.98%</text:p>
          </table:table-cell>
          <table:table-cell office:value-type="string" calcext:value-type="string">
            <text:p>泸州老窖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65.767" calcext:value-type="float">
            <text:p>65.767</text:p>
          </table:table-cell>
          <table:table-cell office:value-type="float" office:value="38.97" calcext:value-type="float">
            <text:p>38.970</text:p>
          </table:table-cell>
          <table:table-cell office:value-type="percentage" office:value="-0.0495" calcext:value-type="percentage">
            <text:p>-4.95%</text:p>
          </table:table-cell>
          <table:table-cell table:style-name="ce52" table:formula="of:=IF([.E23]&gt;0;[.F23]/[.E23]-1.0014;([.F23]-[.E23]))" office:value-type="percentage" office:value="-0.408853586145027" calcext:value-type="percentage">
            <text:p>-40.89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" calcext:value-type="percentage">
            <text:p>0.8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.15" calcext:value-type="float">
            <text:p>2.150</text:p>
          </table:table-cell>
          <table:table-cell office:value-type="float" office:value="10.78" calcext:value-type="float">
            <text:p>10.780</text:p>
          </table:table-cell>
          <table:table-cell table:style-name="ce44" office:value-type="percentage" office:value="-0.0306" calcext:value-type="percentage">
            <text:p>-3.06%</text:p>
          </table:table-cell>
          <table:table-cell table:style-name="ce53" table:formula="of:=IF([.E24]&gt;0;[.F24]/[.E24]-1.0014;([.F24]-[.E24]))" office:value-type="percentage" office:value="4.01255348837209" calcext:value-type="percentage">
            <text:p>401.26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65" calcext:value-type="float">
            <text:p>101.650</text:p>
          </table:table-cell>
          <table:table-cell office:value-type="percentage" office:value="-0.0245" calcext:value-type="percentage">
            <text:p>-2.45%</text:p>
          </table:table-cell>
          <table:table-cell table:formula="of:=IF([.E25]&gt;0;[.F25]/[.E25]-1.0014;([.F25]-[.E25]))" office:value-type="percentage" office:value="0.0150999999999999" calcext:value-type="percentage">
            <text:p>1.51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47" calcext:value-type="float">
            <text:p>98.470</text:p>
          </table:table-cell>
          <table:table-cell office:value-type="percentage" office:value="-0.0141" calcext:value-type="percentage">
            <text:p>-1.41%</text:p>
          </table:table-cell>
          <table:table-cell table:formula="of:=IF([.E26]&gt;0;[.F26]/[.E26]-1.0014;([.F26]-[.E26]))" office:value-type="percentage" office:value="-0.0167" calcext:value-type="percentage">
            <text:p>-1.6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6.444" calcext:value-type="float">
            <text:p>96.444</text:p>
          </table:table-cell>
          <table:table-cell office:value-type="percentage" office:value="-0.0037" calcext:value-type="percentage">
            <text:p>-0.37%</text:p>
          </table:table-cell>
          <table:table-cell table:formula="of:=IF([.E27]&gt;0;[.F27]/[.E27]-1.0014;([.F27]-[.E27]))" office:value-type="percentage" office:value="-0.0340579739217653" calcext:value-type="percentage">
            <text:p>-3.41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4.625" calcext:value-type="float">
            <text:p>124.625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24" calcext:value-type="float" table:number-columns-spanned="4" table:number-rows-spanned="1">
            <text:p>1.02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53" calcext:value-type="percentage" table:number-columns-spanned="5" table:number-rows-spanned="1">
            <text:p>-4.5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07" calcext:value-type="percentage" table:number-columns-spanned="1" table:number-rows-spanned="3">
            <text:p>9.0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5" calcext:value-type="percentage">
            <text:p>5.50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07" calcext:value-type="float">
            <text:p>2.0700</text:p>
          </table:table-cell>
          <table:table-cell office:value-type="percentage" office:value="-0.0282" calcext:value-type="percentage">
            <text:p>-2.82%</text:p>
          </table:table-cell>
          <table:table-cell table:style-name="ce67" table:formula="of:=IF([.E31]&gt;0;[.F31]/[.E31]-1.0014;([.F31]-[.E31]))" office:value-type="percentage" office:value="-0.239978680203046" calcext:value-type="percentage">
            <text:p>-24.00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8" calcext:value-type="percentage">
            <text:p>1.28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1.9" calcext:value-type="float">
            <text:p>21.9000</text:p>
          </table:table-cell>
          <table:table-cell office:value-type="percentage" office:value="-0.0977" calcext:value-type="percentage">
            <text:p>-9.77%</text:p>
          </table:table-cell>
          <table:table-cell table:style-name="ce68" table:formula="of:=IF([.E32]&gt;0;[.F32]/[.E32]-1.0014;([.F32]-[.E32]))" office:value-type="percentage" office:value="-0.455197231575009" calcext:value-type="percentage">
            <text:p>-45.52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9" calcext:value-type="percentage">
            <text:p>2.29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5" calcext:value-type="float">
            <text:p>145.0000</text:p>
          </table:table-cell>
          <table:table-cell office:value-type="percentage" office:value="-0.0186" calcext:value-type="percentage">
            <text:p>-1.86%</text:p>
          </table:table-cell>
          <table:table-cell table:style-name="ce67" table:formula="of:=IF([.E33]&gt;0;[.F33]/[.E33]-1.0014;([.F33]-[.E33]))" office:value-type="percentage" office:value="-0.172047084023746" calcext:value-type="percentage">
            <text:p>-17.20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9" calcext:value-type="percentage">
            <text:p>2.7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9" calcext:value-type="percentage">
            <text:p>2.79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44.98" calcext:value-type="float">
            <text:p>144.9800</text:p>
          </table:table-cell>
          <table:table-cell office:value-type="percentage" office:value="-0.0358" calcext:value-type="percentage">
            <text:p>-3.58%</text:p>
          </table:table-cell>
          <table:table-cell table:style-name="ce67" table:formula="of:=IF([.E34]&gt;0;[.F34]/[.E34]-1.0014;([.F34]-[.E34]))" office:value-type="percentage" office:value="-0.172152940086357" calcext:value-type="percentage">
            <text:p>-17.22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33" calcext:value-type="percentage" table:number-columns-spanned="1" table:number-rows-spanned="2">
            <text:p>2.33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23" calcext:value-type="percentage">
            <text:p>1.23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50.8" calcext:value-type="float">
            <text:p>350.8000</text:p>
          </table:table-cell>
          <table:table-cell office:value-type="percentage" office:value="0.0118" calcext:value-type="percentage">
            <text:p>1.18%</text:p>
          </table:table-cell>
          <table:table-cell table:style-name="ce67" table:formula="of:=IF([.E35]&gt;0;[.F35]/[.E35]-1.0014;([.F35]-[.E35]))" office:value-type="percentage" office:value="0.0380074074074073" calcext:value-type="percentage">
            <text:p>3.80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1" calcext:value-type="percentage">
            <text:p>1.10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4.91" calcext:value-type="float">
            <text:p>4.9100</text:p>
          </table:table-cell>
          <table:table-cell office:value-type="percentage" office:value="-0.0822" calcext:value-type="percentage">
            <text:p>-8.22%</text:p>
          </table:table-cell>
          <table:table-cell table:style-name="ce70" table:formula="of:=IF([.E36]&gt;0;[.F36]/[.E36]-1.0014;([.F36]-[.E36]))" office:value-type="percentage" office:value="-0.337707110029738" calcext:value-type="percentage">
            <text:p>-33.77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1" calcext:value-type="percentage">
            <text:p>2.01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2.94" calcext:value-type="float">
            <text:p>22.9400</text:p>
          </table:table-cell>
          <table:table-cell office:value-type="percentage" office:value="-0.0518" calcext:value-type="percentage">
            <text:p>-5.18%</text:p>
          </table:table-cell>
          <table:table-cell table:style-name="ce61" table:formula="of:=IF([.E37]&gt;0;[.F37]/[.E37]-1.0014;([.F37]-[.E37]))" office:value-type="percentage" office:value="-0.164274544306708" calcext:value-type="percentage">
            <text:p>-16.43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5" calcext:value-type="percentage">
            <text:p>0.95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27" calcext:value-type="float">
            <text:p>1.2700</text:p>
          </table:table-cell>
          <table:table-cell office:value-type="percentage" office:value="-0.0797" calcext:value-type="percentage">
            <text:p>-7.97%</text:p>
          </table:table-cell>
          <table:table-cell table:style-name="ce71" table:formula="of:=IF([.E38]&gt;0;[.F38]/[.E38]-1.0014;([.F38]-[.E38]))" office:value-type="percentage" office:value="-0.255876078661579" calcext:value-type="percentage">
            <text:p>-25.59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6478.872813" calcext:value-type="float">
            <text:p>96478.87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8:39:43.000041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1-10T19:25:04.494731031</dc:date>
    <meta:editing-duration>P1DT17H59M33S</meta:editing-duration>
    <meta:editing-cycles>216</meta:editing-cycles>
    <meta:generator>LibreOffice/6.0.6.2$Linux_X86_64 LibreOffice_project/00m0$Build-2</meta:generator>
    <meta:document-statistic meta:table-count="1" meta:cell-count="377" meta:object-count="0"/>
  </office:meta>
</office:document-meta>
</file>